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63d492f" officeooo:paragraph-rsid="063d492f" style:font-name-complex="David CLM"/>
    </style:style>
    <style:style style:name="P5" style:family="paragraph" style:parent-style-name="Text_20_body">
      <style:text-properties officeooo:rsid="0611694f" officeooo:paragraph-rsid="0611694f"/>
    </style:style>
    <style:style style:name="P6" style:family="paragraph" style:parent-style-name="Text_20_body">
      <style:text-properties officeooo:rsid="05f05110" officeooo:paragraph-rsid="05f05110"/>
    </style:style>
    <style:style style:name="P7" style:family="paragraph" style:parent-style-name="Text_20_body">
      <style:text-properties officeooo:rsid="05ef6ec2" officeooo:paragraph-rsid="05ef6ec2"/>
    </style:style>
    <style:style style:name="P8" style:family="paragraph" style:parent-style-name="Text_20_body">
      <style:text-properties officeooo:rsid="063da059" officeooo:paragraph-rsid="063da059"/>
    </style:style>
    <style:style style:name="P9" style:family="paragraph" style:parent-style-name="Text_20_body">
      <style:text-properties officeooo:paragraph-rsid="05ef6ec2"/>
    </style:style>
    <style:style style:name="P10" style:family="paragraph" style:parent-style-name="Text_20_body">
      <style:text-properties officeooo:paragraph-rsid="0611694f"/>
    </style:style>
    <style:style style:name="P11" style:family="paragraph" style:parent-style-name="Text_20_body">
      <style:text-properties officeooo:paragraph-rsid="0644ac50"/>
    </style:style>
    <style:style style:name="P12" style:family="paragraph" style:parent-style-name="Text_20_body">
      <style:text-properties officeooo:rsid="0624b54d" officeooo:paragraph-rsid="0644ac50"/>
    </style:style>
    <style:style style:name="P1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644ac50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44ac50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4ac50" style:font-size-asian="12pt" style:font-style-asian="italic" style:font-weight-asian="normal" style:font-name-complex="David CLM" style:font-size-complex="12pt" style:font-weight-complex="normal"/>
    </style:style>
    <style:style style:name="P17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4ac50" style:font-size-asian="12pt" style:font-style-asian="italic" style:font-weight-asian="normal" style:font-name-complex="David CLM" style:font-size-complex="12pt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5ef6ec2" officeooo:paragraph-rsid="05ef6ec2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5ef6ec2" style:font-weight-asian="bold" style:font-weight-complex="bold"/>
    </style:style>
    <style:style style:name="P20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44ac50" style:font-size-asian="12pt" style:font-name-complex="David CLM" style:font-size-complex="12pt"/>
    </style:style>
    <style:style style:name="P21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644ac50" style:font-size-asian="12pt" style:font-name-complex="David CLM" style:font-size-complex="12pt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611694f" officeooo:paragraph-rsid="0611694f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e45cd6" officeooo:paragraph-rsid="0644ac50"/>
    </style:style>
    <style:style style:name="P24" style:family="paragraph" style:parent-style-name="Heading_20_2">
      <style:text-properties officeooo:rsid="05735d0c" officeooo:paragraph-rsid="060c388b"/>
    </style:style>
    <style:style style:name="P25" style:family="paragraph" style:parent-style-name="Heading_20_2">
      <style:paragraph-properties fo:line-height="100%"/>
      <style:text-properties officeooo:paragraph-rsid="05db2356"/>
    </style:style>
    <style:style style:name="P26" style:family="paragraph" style:parent-style-name="Heading_20_2">
      <style:paragraph-properties fo:line-height="100%"/>
      <style:text-properties officeooo:paragraph-rsid="0644ac50"/>
    </style:style>
    <style:style style:name="P27" style:family="paragraph" style:parent-style-name="Heading_20_2">
      <style:text-properties officeooo:paragraph-rsid="0644ac5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611694f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63d492f"/>
    </style:style>
    <style:style style:name="P30" style:family="paragraph" style:parent-style-name="Default" style:list-style-name="L1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5ef6ec2" style:font-name-complex="David CLM"/>
    </style:style>
    <style:style style:name="P31" style:family="paragraph" style:parent-style-name="Default" style:list-style-name="L1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5ef6ec2" style:font-name-complex="David CLM"/>
    </style:style>
    <style:style style:name="P32" style:family="paragraph" style:parent-style-name="Default" style:list-style-name="L1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5ef6ec2" style:font-size-asian="12pt" style:font-name-complex="David CLM" style:font-size-complex="12pt"/>
    </style:style>
    <style:style style:name="P33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34" style:family="paragraph" style:parent-style-name="Text_20_body" style:list-style-name="L2">
      <style:text-properties officeooo:paragraph-rsid="0644ac50"/>
    </style:style>
    <style:style style:name="P35" style:family="paragraph" style:parent-style-name="Text_20_body" style:list-style-name="L2">
      <style:text-properties officeooo:rsid="0624b54d" officeooo:paragraph-rsid="0644ac50"/>
    </style:style>
    <style:style style:name="P36" style:family="paragraph" style:parent-style-name="Text_20_body">
      <style:text-properties officeooo:rsid="0624b54d" officeooo:paragraph-rsid="0644ac50"/>
    </style:style>
    <style:style style:name="P37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3d492f" style:font-name-complex="David CLM"/>
    </style:style>
    <style:style style:name="P38" style:family="paragraph" style:parent-style-name="Text_20_body">
      <style:paragraph-properties fo:text-align="end" style:justify-single-word="false" style:writing-mode="rl-tb"/>
      <style:text-properties officeooo:paragraph-rsid="064de8d6"/>
    </style:style>
    <style:style style:name="T1" style:family="text">
      <style:text-properties style:use-window-font-color="true" loext:opacity="0%" fo:font-style="italic" fo:font-weight="normal" style:font-style-asian="italic" style:font-weight-asian="normal"/>
    </style:style>
    <style:style style:name="T2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3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4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5" style:family="text">
      <style:text-properties style:use-window-font-color="true" loext:opacity="0%" fo:font-style="italic" fo:font-weight="normal" officeooo:rsid="05e5e974" style:font-style-asian="italic" style:font-weight-asian="normal"/>
    </style:style>
    <style:style style:name="T6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7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8" style:family="text">
      <style:text-properties style:use-window-font-color="true" loext:opacity="0%" fo:font-style="italic" fo:font-weight="normal" officeooo:rsid="05e9227a" style:font-style-asian="italic" style:font-weight-asian="normal"/>
    </style:style>
    <style:style style:name="T9" style:family="text">
      <style:text-properties style:use-window-font-color="true" loext:opacity="0%" fo:font-style="italic" fo:font-weight="normal" officeooo:rsid="05e5e974" style:font-name-asian="David CLM1" style:font-style-asian="italic" style:font-weight-asian="normal" style:font-name-complex="David CLM1"/>
    </style:style>
    <style:style style:name="T10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11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12" style:family="text">
      <style:text-properties style:use-window-font-color="true" loext:opacity="0%" style:text-position="sub 58%" fo:font-style="italic" fo:font-weight="normal" officeooo:rsid="05e45cd6" style:font-style-asian="italic" style:font-weight-asian="normal"/>
    </style:style>
    <style:style style:name="T13" style:family="text">
      <style:text-properties style:use-window-font-color="true" loext:opacity="0%" fo:font-size="12pt" style:font-size-asian="12pt" style:font-size-complex="12pt"/>
    </style:style>
    <style:style style:name="T14" style:family="text">
      <style:text-properties style:use-window-font-color="true" loext:opacity="0%" fo:font-size="12pt" officeooo:rsid="04a9e17c" style:font-size-asian="12pt" style:font-size-complex="12pt"/>
    </style:style>
    <style:style style:name="T15" style:family="text">
      <style:text-properties style:use-window-font-color="true" loext:opacity="0%" fo:font-size="12pt" officeooo:rsid="037549be" style:font-size-asian="12pt" style:font-size-complex="12pt"/>
    </style:style>
    <style:style style:name="T16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17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5f2192d"/>
    </style:style>
    <style:style style:name="T22" style:family="text">
      <style:text-properties officeooo:rsid="05f95ff9"/>
    </style:style>
    <style:style style:name="T23" style:family="text">
      <style:text-properties officeooo:rsid="0611766a"/>
    </style:style>
    <style:style style:name="T24" style:family="text">
      <style:text-properties style:font-name="David CLM" style:font-name-complex="David CLM"/>
    </style:style>
    <style:style style:name="T25" style:family="text">
      <style:text-properties style:font-name="David CLM" officeooo:rsid="060c388b" style:font-name-complex="David CLM"/>
    </style:style>
    <style:style style:name="T26" style:family="text">
      <style:text-properties style:font-name="David CLM" officeooo:rsid="0627c89b" style:font-name-complex="David CLM"/>
    </style:style>
    <style:style style:name="T27" style:family="text">
      <style:text-properties style:font-name="David CLM" officeooo:rsid="06291857" style:font-name-complex="David CLM"/>
    </style:style>
    <style:style style:name="T28" style:family="text">
      <style:text-properties style:font-name="David CLM" officeooo:rsid="05db2356" style:font-name-complex="David CLM"/>
    </style:style>
    <style:style style:name="T29" style:family="text">
      <style:text-properties style:font-name="David CLM" officeooo:rsid="062c244e" style:font-name-complex="David CLM"/>
    </style:style>
    <style:style style:name="T30" style:family="text">
      <style:text-properties style:font-name="David CLM" officeooo:rsid="063d492f" style:font-name-complex="David CLM"/>
    </style:style>
    <style:style style:name="T31" style:family="text">
      <style:text-properties style:font-name="David CLM" officeooo:rsid="05735d0c" style:font-name-complex="David CLM"/>
    </style:style>
    <style:style style:name="T32" style:family="text">
      <style:text-properties style:font-name="David CLM" officeooo:rsid="064c747d" style:font-name-complex="David CLM"/>
    </style:style>
    <style:style style:name="T33" style:family="text">
      <style:text-properties style:font-name="David CLM" fo:language="en" fo:country="US" officeooo:rsid="063b92cc" style:font-name-complex="David CLM"/>
    </style:style>
    <style:style style:name="T34" style:family="text">
      <style:text-properties style:font-name="David CLM" fo:language="en" fo:country="US" officeooo:rsid="064c747d" style:font-name-complex="David CLM"/>
    </style:style>
    <style:style style:name="T35" style:family="text">
      <style:text-properties style:font-name="David CLM" fo:language="en" fo:country="US" officeooo:rsid="064d7d1f" style:font-name-complex="David CLM"/>
    </style:style>
    <style:style style:name="T36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6226adb"/>
    </style:style>
    <style:style style:name="T39" style:family="text">
      <style:text-properties officeooo:rsid="06234450"/>
    </style:style>
    <style:style style:name="T40" style:family="text">
      <style:text-properties officeooo:rsid="0624b54d"/>
    </style:style>
    <style:style style:name="T41" style:family="text">
      <style:text-properties officeooo:rsid="0627c6af"/>
    </style:style>
    <style:style style:name="T42" style:family="text">
      <style:text-properties officeooo:rsid="06291857"/>
    </style:style>
    <style:style style:name="T43" style:family="text">
      <style:text-properties officeooo:rsid="06298aed"/>
    </style:style>
    <style:style style:name="T44" style:family="text">
      <style:text-properties officeooo:rsid="0636ac3f"/>
    </style:style>
    <style:style style:name="T45" style:family="text">
      <style:text-properties fo:language="en" fo:country="US" officeooo:rsid="06392272"/>
    </style:style>
    <style:style style:name="T46" style:family="text">
      <style:text-properties fo:language="en" fo:country="US" officeooo:rsid="063a152b"/>
    </style:style>
    <style:style style:name="T47" style:family="text">
      <style:text-properties fo:language="en" fo:country="US" officeooo:rsid="063b92cc"/>
    </style:style>
    <style:style style:name="T48" style:family="text">
      <style:text-properties officeooo:rsid="0611694f"/>
    </style:style>
    <style:style style:name="T49" style:family="text">
      <style:text-properties officeooo:rsid="05ef6ec2"/>
    </style:style>
    <style:style style:name="T50" style:family="text">
      <style:text-properties style:font-name="Monospace" officeooo:rsid="063e919f" style:font-size-asian="10.5pt" style:font-name-complex="David CLM2" style:font-weight-complex="normal"/>
    </style:style>
    <style:style style:name="T51" style:family="text">
      <style:text-properties style:font-name="Monospace" officeooo:rsid="06404770" style:font-size-asian="10.5pt" style:font-name-complex="David CLM2" style:font-weight-complex="normal"/>
    </style:style>
    <style:style style:name="T52" style:family="text">
      <style:text-properties style:font-name="Monospace" officeooo:rsid="06421237" style:font-size-asian="10.5pt" style:font-name-complex="David CLM2" style:font-weight-complex="normal"/>
    </style:style>
    <style:style style:name="T53" style:family="text">
      <style:text-properties style:font-name="Monospace" officeooo:rsid="0643ecfa" style:font-size-asian="10.5pt" style:font-name-complex="David CLM2" style:font-weight-complex="normal"/>
    </style:style>
    <style:style style:name="T54" style:family="text">
      <style:text-properties fo:color="#000000" loext:opacity="100%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5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6" style:family="text">
      <style:text-properties fo:language="en" fo:country="US"/>
    </style:style>
    <style:style style:name="T57" style:family="text">
      <style:text-properties fo:language="en" fo:country="US" officeooo:rsid="064c747d"/>
    </style:style>
    <style:style style:name="T58" style:family="text">
      <style:text-properties fo:language="en" fo:country="US" officeooo:rsid="064d7d1f"/>
    </style:style>
    <style:style style:name="T59" style:family="text">
      <style:text-properties officeooo:rsid="064d7d1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מטלה - חלוקה <text:span text:style-name="T43">הוגנת ו</text:span>יעילה</text:h>
      <text:p text:style-name="P3">יש לענות על שאלה אחת לבחירתכם. <text:span text:style-name="T44">שאלות המסומנות בכוכבית (*) מזכות בניקוד כפול.</text:span></text:p>
      <text:p text:style-name="P25"><text:span text:style-name="T31">* שאלה </text:span><text:span text:style-name="T28">1: חלוקה </text:span><text:span text:style-name="T54">אגליטרית</text:span><text:span text:style-name="T28"> עם פייתון</text:span></text:p>
      <text:p text:style-name="P5"><text:span text:style-name="T20">תזכורת</text:span>: בבעיית החלוקה שלמדנו בכיתה, יש n אנשים ו-m משאבים, וכל אדם מייחס ערך לכל משאב.</text:p>
      <text:p text:style-name="P5">ניתן לייצג כל בעיה כזאת כמטריצה עם n שורות ו-m עמודות, שבה הערך בשורה i ועמודה j הוא הערך שמייחס אדם i למשאב j.</text:p>
      <text:p text:style-name="P10"><text:span text:style-name="T48">כיתבו פונקציה בפייתון, בעזרת cvxpy, המקבלת כקלט מטריצה </text:span><text:span text:style-name="T45">כזאת (כללית</text:span><text:span text:style-name="T46">)</text:span><text:span text:style-name="T48">, וכותבת למסך תיאור של חלוקה </text:span><text:span text:style-name="T51">אגליטרית</text:span><text:span text:style-name="T48">. לדוגמה, אם הקלט </text:span><text:span text:style-name="T23">הוא (כמו הדוגמה במצגת):</text:span></text:p>
      <text:p text:style-name="P28"><text:span text:style-name="T48">[[81, 19, </text:span><text:span text:style-name="T52">1</text:span><text:span text:style-name="T48">],<text:line-break/> [</text:span><text:span text:style-name="T52">70</text:span><text:span text:style-name="T48">, </text:span><text:span text:style-name="T52">1</text:span><text:span text:style-name="T48">, </text:span><text:span text:style-name="T52">29</text:span><text:span text:style-name="T48">]]</text:span></text:p>
      <text:p text:style-name="P22">אז הפלט הוא (בקירוב):</text:p>
      <text:p text:style-name="P28"><text:span text:style-name="T48">Agent #1 gets 0.</text:span><text:span text:style-name="T53">47</text:span><text:span text:style-name="T48"> of resource #1, 1.0 of resource #2, and 0.0 </text:span><text:span text:style-name="T39">of</text:span><text:span text:style-name="T48"> resource #3.</text:span></text:p>
      <text:p text:style-name="P28"><text:span text:style-name="T48">Agent #2 gets 0.</text:span><text:span text:style-name="T53">53</text:span><text:span text:style-name="T48"> of resource #1, 0.0 of resource #2, and 1.0 of resource #3.</text:span></text:p>
      <text:p text:style-name="P24"><text:span text:style-name="T24">שאלה </text:span><text:span text:style-name="T33">2</text:span><text:span text:style-name="T25">: </text:span><text:span text:style-name="T30">קריטריון לקסימין</text:span></text:p>
      <text:p text:style-name="P4"><text:span text:style-name="T57">א. </text:span>כתבו קוד בשפת פייתון, המקבל שני וקטורים באותו אורך, ומשווה ביניהם לפי קריטריון לקסימין. כותרת הפונקציה:</text:p>
      <text:p text:style-name="P29">def is_leximin_better (x: list, y:list)→bool</text:p>
      <text:p text:style-name="P29"><text:tab/> # return <text:span text:style-name="T37">true</text:span> iff x is leximin-better than y.</text:p>
      <text:p text:style-name="P37"/>
      <text:p text:style-name="P38"><text:span text:style-name="T32">ב. כתבו בדיקות-יחידה לפונקציה בעזרת </text:span><text:span text:style-name="T34">doctest. </text:span><text:span text:style-name="T35">הדגמה של כתיבת </text:span><text:span text:style-name="T36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36"> </text:span></text:p>
      <text:p text:style-name="P38"><text:span text:style-name="T36"/></text:p>
      <text:p text:style-name="P13">שאלה <text:span text:style-name="T47">3</text:span><text:span text:style-name="T42">: יעילות-פארטו חלשה וחזקה</text:span></text:p>
      <text:p text:style-name="P19"/>
      <text:p text:style-name="P18"><text:span text:style-name="T20">הגדרות</text:span>: </text:p>
      <text:list xml:id="list1136511108" text:style-name="L1">
        <text:list-item>
          <text:p text:style-name="P30"><text:span text:style-name="T14">מצב </text:span><text:span text:style-name="T13">א נקרא </text:span><text:span text:style-name="T16">שיפור פארטו</text:span><text:span text:style-name="T17"> חזק </text:span><text:span text:style-name="T13">של </text:span><text:span text:style-name="T14">מצב </text:span><text:span text:style-name="T13">ב, אם </text:span><text:span text:style-name="T14">מצב </text:span><text:span text:style-name="T15">א </text:span><text:span text:style-name="T13">טוב יותר </text:span><text:span text:style-name="T19">לכל </text:span><text:span text:style-name="T13">המשתתפים.</text:span></text:p>
        </text:list-item>
        <text:list-item>
          <text:p text:style-name="P31"><text:span text:style-name="T14">מצב </text:span><text:span text:style-name="T13">נקרא </text:span><text:span text:style-name="T16">יעיל פארטו חלש</text:span><text:span text:style-name="T18"> </text:span><text:span text:style-name="T13">אם לא קיי</text:span><text:span text:style-name="T14">ם</text:span><text:span text:style-name="T13"> </text:span><text:span text:style-name="T14">מצב אחר שהוא </text:span><text:span text:style-name="T13">שיפור-פארטו-חזק של</text:span><text:span text:style-name="T14">ו</text:span><text:span text:style-name="T13">.</text:span></text:p>
          <text:p text:style-name="P32"/>
        </text:list-item>
      </text:list>
      <text:p text:style-name="P7">א. תנו דוגמה לחלוק<text:span text:style-name="T22">ה</text:span> שהיא יעילה-פארטו-חלש אבל לא יעילה-פארטו.</text:p>
      <text:p text:style-name="P8">ב. הוכיחו, שכל חלוקה אגליטרית היא יעילה-פארטו-חלש.</text:p>
      <text:p text:style-name="P9"><text:soft-page-break/><text:span text:style-name="T50">ג</text:span><text:span text:style-name="T49">. הוכיחו, שאם </text:span><text:span text:style-name="T21">פונקציות הערך של </text:span><text:span text:style-name="T49">כל השחקנים </text:span><text:span text:style-name="T21">הן חיוביות ממש בכל נקודה ונקודה בעוגה, </text:span><text:span text:style-name="T49">אז כל חלוקה יעילה-פארטו-חלש היא גם יעילה-פארטו.</text:span></text:p>
      <text:p text:style-name="P6"/>
      <text:p text:style-name="P27"><text:span text:style-name="T31">שאלה </text:span><text:span text:style-name="T55">4</text:span><text:span text:style-name="T25">: חלוקה </text:span><text:span text:style-name="T28">הוגנת ויעילה </text:span><text:span text:style-name="T26">עם </text:span><text:span text:style-name="T29">נייר ועט</text:span></text:p>
      <text:p text:style-name="P11">נתונה בעיית חלוקת משאבים עם הערכים הבאים:</text:p>
      <text:list xml:id="list3314777652" text:style-name="L2">
        <text:list-item>
          <text:p text:style-name="P34">עמי: <text:span text:style-name="T40">פלדה 1, <text:s text:c="3"/>נפט 0.</text:span></text:p>
        </text:list-item>
        <text:list-item>
          <text:p text:style-name="P35">תמי: פלדה t, <text:s text:c="2"/>נפט 1 פחות t</text:p>
        </text:list-item>
      </text:list>
      <text:p text:style-name="P12">כאשר t הוא פרמטר כלשהו בין 0 ל-1.</text:p>
      <text:p text:style-name="P12">א. חשבו חלוקה הממקסמת את סכום הערכים, כפונקציה של t. עבור איזה t <text:span text:style-name="T41">החלוקה</text:span> ללא קנאה?</text:p>
      <text:p text:style-name="P12">ב. חשבו חלוקה הממקסמת את סכום השורשים, כפונקציה של t. עבור איזה t <text:span text:style-name="T41">החלוקה </text:span>ללא קנאה?</text:p>
      <text:p text:style-name="P12"><text:span text:style-name="T41">ג</text:span>. חשבו חלוקה הממקסמת את סכום הלוגריתמים, כפונקציה של t. עבור איזה t <text:span text:style-name="T41">החלוקה </text:span>ללא קנאה?</text:p>
      <text:p text:style-name="P12"/>
      <text:p text:style-name="P26"><text:span text:style-name="T31">* שאלה </text:span><text:span text:style-name="T55">5</text:span><text:span text:style-name="T27">: מיקסום סכום הערכים תחת אילוצי הגינות</text:span></text:p>
      <text:p text:style-name="P23">נתונה <text:span text:style-name="T38">בעיית אופטימיזציה</text:span>:</text:p>
      <text:p text:style-name="P20"><text:span text:style-name="T2">Maximize <text:s text:c="2"/>V</text:span><text:span text:style-name="T11">1</text:span><text:span text:style-name="T2">(X</text:span><text:span text:style-name="T11">1</text:span><text:span text:style-name="T2">)</text:span><text:span text:style-name="T3"> <text:s/></text:span><text:span text:style-name="T2">+ </text:span><text:span text:style-name="T3"><text:s/></text:span><text:span text:style-name="T2">V</text:span><text:span text:style-name="T11">2</text:span><text:span text:style-name="T2">(X</text:span><text:span text:style-name="T11">2</text:span><text:span text:style-name="T2">)</text:span></text:p>
      <text:p text:style-name="P21"><text:span text:style-name="T1">such that <text:s/>(X</text:span><text:span text:style-name="T10">1</text:span><text:span text:style-name="T1">,X</text:span><text:span text:style-name="T10">2</text:span><text:span text:style-name="T1">) is a partition</text:span><text:span text:style-name="T4"> </text:span><text:span text:style-name="T8"><text:s/></text:span></text:p>
      <text:p text:style-name="P21"><text:span text:style-name="T8"><text:s text:c="5"/></text:span><text:span text:style-name="T4">and <text:s/></text:span><text:span text:style-name="T8"><text:s/></text:span><text:span text:style-name="T1">V</text:span><text:span text:style-name="T10">1</text:span><text:span text:style-name="T1">(X</text:span><text:span text:style-name="T10">1</text:span><text:span text:style-name="T1">)</text:span><text:span text:style-name="T4"> </text:span><text:span text:style-name="T9">≥</text:span><text:span text:style-name="T4"> </text:span><text:span text:style-name="T6">1/2</text:span><text:span text:style-name="T4"> </text:span><text:span text:style-name="T8"><text:s/></text:span><text:span text:style-name="T4">and </text:span><text:span text:style-name="T8"><text:s/></text:span><text:span text:style-name="T1">V</text:span><text:span text:style-name="T12">2</text:span><text:span text:style-name="T1">(X</text:span><text:span text:style-name="T12">2</text:span><text:span text:style-name="T1">)</text:span><text:span text:style-name="T5"> </text:span><text:span text:style-name="T9">≥</text:span><text:span text:style-name="T4"> </text:span><text:span text:style-name="T6">1/2</text:span></text:p>
      <text:p text:style-name="P14"><text:span text:style-name="T1">א. הוכיחו </text:span><text:span text:style-name="T7">שהפתרון לבעיה הוא </text:span><text:span text:style-name="T1">תמיד </text:span><text:span text:style-name="T6">חלוקה פרופורציונלית.</text:span></text:p>
      <text:p text:style-name="P15"><text:span text:style-name="T6">ב</text:span><text:span text:style-name="T1">. הוכיחו שהפתרון לבעיה הוא תמיד חלוקה יעילה-פארטו.</text:span></text:p>
      <text:p text:style-name="P17">ג. הוכיחו שהפתרון לבעיה הוא תמיד חלוקה ללא-קנאה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20T14:21:19.613000000</dc:date>
    <meta:editing-duration>P11DT15H47M56S</meta:editing-duration>
    <meta:editing-cycles>1447</meta:editing-cycles>
    <meta:document-statistic meta:table-count="0" meta:image-count="0" meta:object-count="0" meta:page-count="2" meta:paragraph-count="41" meta:word-count="403" meta:character-count="2247" meta:non-whitespace-character-count="1863"/>
  </office:meta>
</office:document-meta>
</file>